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cbe" officeooo:paragraph-rsid="000d9cbe"/>
    </style:style>
    <style:style style:name="P2" style:family="paragraph" style:parent-style-name="Standard">
      <style:text-properties officeooo:rsid="000f33ac" officeooo:paragraph-rsid="000f33ac"/>
    </style:style>
    <style:style style:name="P3" style:family="paragraph" style:parent-style-name="Standard">
      <style:text-properties officeooo:rsid="0010b17e" officeooo:paragraph-rsid="0010b17e"/>
    </style:style>
    <style:style style:name="P4" style:family="paragraph" style:parent-style-name="Standard">
      <style:text-properties officeooo:rsid="00122aa6" officeooo:paragraph-rsid="00122aa6"/>
    </style:style>
    <style:style style:name="P5" style:family="paragraph" style:parent-style-name="Standard">
      <style:text-properties fo:color="#000000" officeooo:rsid="00141b1e" officeooo:paragraph-rsid="00141b1e"/>
    </style:style>
    <style:style style:name="P6" style:family="paragraph" style:parent-style-name="Standard">
      <style:text-properties fo:color="#000000" officeooo:rsid="00172086" officeooo:paragraph-rsid="00172086"/>
    </style:style>
    <style:style style:name="P7" style:family="paragraph" style:parent-style-name="Standard">
      <style:text-properties fo:color="#000000" officeooo:rsid="00187ece" officeooo:paragraph-rsid="00187ece"/>
    </style:style>
    <style:style style:name="P8" style:family="paragraph" style:parent-style-name="Standard">
      <style:text-properties fo:color="#000000" officeooo:rsid="001880a7" officeooo:paragraph-rsid="001880a7"/>
    </style:style>
    <style:style style:name="P9" style:family="paragraph" style:parent-style-name="Standard">
      <style:text-properties fo:color="#000000" officeooo:rsid="001c9a68" officeooo:paragraph-rsid="001c9a68"/>
    </style:style>
    <style:style style:name="T1" style:family="text">
      <style:text-properties fo:color="#6600cc"/>
    </style:style>
    <style:style style:name="T2" style:family="text">
      <style:text-properties fo:color="#6600cc" officeooo:rsid="000f33ac"/>
    </style:style>
    <style:style style:name="T3" style:family="text">
      <style:text-properties fo:color="#6600cc" officeooo:rsid="00141b1e"/>
    </style:style>
    <style:style style:name="T4" style:family="text">
      <style:text-properties officeooo:rsid="000f33ac"/>
    </style:style>
    <style:style style:name="T5" style:family="text">
      <style:text-properties fo:color="#ff3333"/>
    </style:style>
    <style:style style:name="T6" style:family="text">
      <style:text-properties fo:color="#ff3333" officeooo:rsid="000f33ac"/>
    </style:style>
    <style:style style:name="T7" style:family="text">
      <style:text-properties fo:color="#ff3333" officeooo:rsid="00141b1e"/>
    </style:style>
    <style:style style:name="T8" style:family="text">
      <style:text-properties officeooo:rsid="0010b17e"/>
    </style:style>
    <style:style style:name="T9" style:family="text">
      <style:text-properties officeooo:rsid="00122aa6"/>
    </style:style>
    <style:style style:name="T10" style:family="text">
      <style:text-properties officeooo:rsid="00141b1e"/>
    </style:style>
    <style:style style:name="T11" style:family="text">
      <style:text-properties fo:color="#000000" officeooo:rsid="00141b1e"/>
    </style:style>
    <style:style style:name="T12" style:family="text">
      <style:text-properties officeooo:rsid="00172086"/>
    </style:style>
    <style:style style:name="T13" style:family="text">
      <style:text-properties fo:color="#ff0000"/>
    </style:style>
    <style:style style:name="T14" style:family="text">
      <style:text-properties officeooo:rsid="0019dd2d"/>
    </style:style>
    <style:style style:name="T15" style:family="text">
      <style:text-properties officeooo:rsid="001c9a68"/>
    </style:style>
    <style:style style:name="T16" style:family="text">
      <style:text-properties fo:color="#9933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racter in purple</text:span>: new word<text:span text:style-name="T4">s</text:span> / word<text:span text:style-name="T4">s</text:span> I could not <text:s/><text:span text:style-name="T1">spell</text:span> correctly. <text:s/><text:span text:style-name="T15">(purple4 )</text:span></text:p>
      <text:p text:style-name="P1"><text:span text:style-name="T5">Phrase in red</text:span>: <text:span text:style-name="T1">senten</text:span><text:span text:style-name="T2">c</text:span><text:span text:style-name="T1">e</text:span><text:span text:style-name="T2">s</text:span> I could not hear clearly. <text:span text:style-name="T15">(red3 )</text:span></text:p>
      <text:p text:style-name="P1"/>
      <text:p text:style-name="P1">OK, good morning, ladies and <text:span text:style-name="T1">gentlemen</text:span>.</text:p>
      <text:p text:style-name="P1">My name is <text:span text:style-name="T1">Craig Wright.</text:span></text:p>
      <text:p text:style-name="P1">And this is listening to music, <text:s/>the most basic course <text:span text:style-name="T5">that </text:span><text:span text:style-name="T6">the Department of music has to offer.</text:span></text:p>
      <text:p text:style-name="P2">It aim is <text:span text:style-name="T5">to teach</text:span> you how to listening to music.</text:p>
      <text:p text:style-name="P2">Wait a minute, you say, that’<text:span text:style-name="T8">s</text:span> <text:span text:style-name="T1">preposterous</text:span>.</text:p>
      <text:p text:style-name="P3">I listening to music all the time, I got, what, my Ipod, <text:span text:style-name="T5">I’m</text:span> downloading MP3 files, <text:span text:style-name="T1">continually</text:span> swapping files, I’ve got my car, what do we call those thing in the automobile where you. <text:span text:style-name="T5">Is it a DAT tape that you can take your iPod and plug it to your, the stereo system in your car</text:span>. <text:span text:style-name="T5">I’ve got that, I listen to music in my dorm room off my computer, in the bookstore</text:span>, wherever, I bet I listen to a lot <text:s/>more music than you do, you old goat.</text:p>
      <text:p text:style-name="P3">And you’re right, you probably do. <text:span text:style-name="T9">But what kind of music are you listening to?</text:span></text:p>
      <text:p text:style-name="P4">Well, probably pop music, well, that fine, that’s OK, fair enough, pop music.</text:p>
      <text:p text:style-name="P4">But are you getting <text:span text:style-name="T5">the most out of</text:span> this particular experience?</text:p>
      <text:p text:style-name="P4">Are you getting the most out of your listening <text:span text:style-name="T1">experience</text:span>? I <text:span text:style-name="T5">contained</text:span> that <text:span text:style-name="T5">p</text:span><text:span text:style-name="T7">erhaps</text:span> you are not. <text:span text:style-name="T10">that you are not maximize </text:span><text:span text:style-name="T7">the </text:span><text:span text:style-name="T10">time, using that time most </text:span><text:span text:style-name="T3">profitably</text:span><text:span text:style-name="T11">.</text:span></text:p>
      <text:p text:style-name="P5">How do I know this, what makes me think that you are not getting as much as you possible can out of your music?</text:p>
      <text:p text:style-name="P5">Well, experience, to some degree.</text:p>
      <text:p text:style-name="P5">But also, an experiment that I did just last weekend.</text:p>
      <text:p text:style-name="P5">I have four children, the last of the four, <text:span text:style-name="T12">has now turned to 17. </text:span></text:p>
      <text:p text:style-name="P6">So I said last weekend, <text:span text:style-name="T1">Chris</text:span>, you know, he’s always with the iPod on.</text:p>
      <text:p text:style-name="P6">Chris, what are you listening to.</text:p>
      <text:p text:style-name="P7">Go away, you<text:span text:style-name="T13">’re bothering me</text:span>. You’re ruining my life again.</text:p>
      <text:p text:style-name="P8">So, <text:span text:style-name="T13">Well now</text:span>, come on, let me listen to this, let me listening to it. What are you listening to </text:p>
      <text:p text:style-name="P8">So I listened to it, and said, “All right, here, you listening to this, <text:span text:style-name="T14">and tell me what you’re hearing? And what was he tracking, he was tracking the text, he was tracking the beat of the piece</text:span>”</text:p>
      <text:p text:style-name="P9">I ask him, what the <text:span text:style-name="T1">moter </text:span>of the piece? what the <text:span text:style-name="T1">meter</text:span> of the piece? What the base <text:span text:style-name="T13">doing</text:span>? </text:p>
      <text:p text:style-name="P9">Can you follow the base line there? </text:p>
      <text:p text:style-name="P9">Can you identify any <text:span text:style-name="T1">chords</text:span> in the particular piece?</text:p>
      <text:p text:style-name="P9">Nothing. </text:p>
      <text:p text:style-name="P9">Zero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0:24:09.774147082</meta:creation-date>
    <meta:generator>LibreOffice/5.1.6.2$Linux_x86 LibreOffice_project/10m0$Build-2</meta:generator>
    <dc:date>2018-03-17T22:29:48.631985201</dc:date>
    <meta:editing-duration>PT1H37M3S</meta:editing-duration>
    <meta:editing-cycles>11</meta:editing-cycles>
    <meta:document-statistic meta:table-count="0" meta:image-count="0" meta:object-count="0" meta:page-count="1" meta:paragraph-count="26" meta:word-count="407" meta:character-count="2122" meta:non-whitespace-character-count="1732"/>
  </office:meta>
</office:document-meta>
</file>